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c3e5fa" draw:textarea-horizontal-align="justify" draw:textarea-vertical-align="middle" draw:auto-grow-height="false" fo:min-height="1.561cm" fo:min-width="4.472cm" fo:padding-top="0.139cm" fo:padding-bottom="0.139cm" fo:padding-left="0.264cm" fo:padding-right="0.264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1cm" draw:marker-end-width="0.241cm" draw:fill-color="#ffffa6" draw:textarea-horizontal-align="justify" draw:textarea-vertical-align="middle" draw:auto-grow-height="false" fo:min-height="1.563cm" fo:min-width="2.972cm" fo:padding-top="0.138cm" fo:padding-bottom="0.138cm" fo:padding-left="0.263cm" fo:padding-right="0.26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a6" draw:textarea-horizontal-align="justify" draw:textarea-vertical-align="middle" draw:auto-grow-height="false" fo:min-height="1.561cm" fo:min-width="2.97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28cm" svg:stroke-color="#000000" draw:marker-start-width="0.241cm" draw:marker-end="Arrowheads_20_19" draw:marker-end-width="0.341cm" draw:fill="none" draw:fill-color="#ffffa6" draw:textarea-vertical-align="middle" fo:padding-top="0.138cm" fo:padding-bottom="0.138cm" fo:padding-left="0.263cm" fo:padding-right="0.263cm" loext:decorative="false"/>
    </style:style>
    <style:style style:name="gr5" style:family="graphic" style:parent-style-name="objectwithoutfill">
      <style:graphic-properties svg:stroke-width="0.028cm" svg:stroke-color="#000000" draw:marker-start-width="0.241cm" draw:marker-end="Arrowheads_20_20" draw:marker-end-width="0.341cm" draw:fill="none" draw:fill-color="#ffffa6" draw:textarea-vertical-align="middle" fo:padding-top="0.138cm" fo:padding-bottom="0.138cm" fo:padding-left="0.263cm" fo:padding-right="0.263cm" loext:decorative="false"/>
    </style:style>
    <style:style style:name="gr6" style:family="graphic" style:parent-style-name="objectwithoutfill">
      <style:graphic-properties svg:stroke-width="0.028cm" svg:stroke-color="#000000" draw:marker-start-width="0.241cm" draw:marker-end="Arrowheads_20_21" draw:marker-end-width="0.341cm" draw:fill="none" draw:fill-color="#ffffa6" draw:textarea-vertical-align="middle" fo:padding-top="0.138cm" fo:padding-bottom="0.138cm" fo:padding-left="0.263cm" fo:padding-right="0.263cm" loext:decorative="false"/>
    </style:style>
    <style:style style:name="gr7" style:family="graphic" style:parent-style-name="objectwithoutfill">
      <style:graphic-properties svg:stroke-width="0.028cm" svg:stroke-color="#000000" draw:marker-start-width="0.241cm" draw:marker-end="Arrowheads_20_23" draw:marker-end-width="0.341cm" draw:fill="none" draw:fill-color="#ffffa6" draw:textarea-vertical-align="middle" fo:padding-top="0.138cm" fo:padding-bottom="0.138cm" fo:padding-left="0.263cm" fo:padding-right="0.263cm" loext:decorative="false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c7f5d3" draw:textarea-horizontal-align="justify" draw:textarea-vertical-align="middle" draw:auto-grow-height="false" fo:min-height="1.561cm" fo:min-width="2.97cm" fo:padding-top="0.139cm" fo:padding-bottom="0.139cm" fo:padding-left="0.264cm" fo:padding-right="0.264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28cm" svg:stroke-color="#000000" draw:marker-start-width="0.241cm" draw:marker-end="Arrowheads_20_24" draw:marker-end-width="0.341cm" draw:fill="none" draw:fill-color="#c7f5d3" draw:textarea-vertical-align="middle" fo:padding-top="0.138cm" fo:padding-bottom="0.138cm" fo:padding-left="0.263cm" fo:padding-right="0.263cm" loext:decorative="false"/>
    </style:style>
    <style:style style:name="gr10" style:family="graphic" style:parent-style-name="objectwithoutfill">
      <style:graphic-properties svg:stroke-width="0.028cm" svg:stroke-color="#000000" draw:marker-start-width="0.241cm" draw:marker-end="Arrowheads_20_25" draw:marker-end-width="0.341cm" draw:fill="none" draw:fill-color="#c7f5d3" draw:textarea-vertical-align="middle" fo:padding-top="0.138cm" fo:padding-bottom="0.138cm" fo:padding-left="0.263cm" fo:padding-right="0.263cm" loext:decorative="false"/>
    </style:style>
    <style:style style:name="gr11" style:family="graphic" style:parent-style-name="objectwithoutfill">
      <style:graphic-properties svg:stroke-width="0.028cm" svg:stroke-color="#000000" draw:marker-start-width="0.241cm" draw:marker-end="Arrowheads_20_26" draw:marker-end-width="0.341cm" draw:fill="none" draw:fill-color="#c7f5d3" draw:textarea-vertical-align="middle" fo:padding-top="0.138cm" fo:padding-bottom="0.138cm" fo:padding-left="0.263cm" fo:padding-right="0.263cm" loext:decorative="false"/>
    </style:style>
    <style:style style:name="gr12" style:family="graphic" style:parent-style-name="objectwithoutfill">
      <style:graphic-properties svg:stroke-width="0.028cm" svg:stroke-color="#000000" draw:marker-start-width="0.241cm" draw:marker-end="Arrowheads_20_27" draw:marker-end-width="0.341cm" draw:fill="none" draw:textarea-vertical-align="middle" fo:padding-top="0.138cm" fo:padding-bottom="0.138cm" fo:padding-left="0.263cm" fo:padding-right="0.263cm" loext:decorative="false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5c7e9" draw:textarea-horizontal-align="justify" draw:textarea-vertical-align="middle" draw:auto-grow-height="false" fo:min-height="1.561cm" fo:min-width="2.97cm" fo:padding-top="0.139cm" fo:padding-bottom="0.139cm" fo:padding-left="0.264cm" fo:padding-right="0.264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28cm" svg:stroke-color="#000000" draw:marker-start-width="0.241cm" draw:marker-end="Arrowheads_20_29" draw:marker-end-width="0.341cm" draw:fill="none" draw:textarea-vertical-align="middle" fo:padding-top="0.138cm" fo:padding-bottom="0.138cm" fo:padding-left="0.263cm" fo:padding-right="0.263cm" loext:decorative="false"/>
    </style:style>
    <style:style style:name="gr15" style:family="graphic" style:parent-style-name="objectwithoutfill">
      <style:graphic-properties svg:stroke-width="0.028cm" svg:stroke-color="#000000" draw:marker-start-width="0.241cm" draw:marker-end="Arrowheads_20_30" draw:marker-end-width="0.341cm" draw:fill="none" draw:fill-color="#f5c7e9" draw:textarea-vertical-align="middle" fo:padding-top="0.138cm" fo:padding-bottom="0.138cm" fo:padding-left="0.263cm" fo:padding-right="0.263cm" loext:decorative="false"/>
    </style:style>
    <style:style style:name="gr16" style:family="graphic" style:parent-style-name="objectwithoutfill">
      <style:graphic-properties svg:stroke-width="0.028cm" svg:stroke-color="#000000" draw:marker-start-width="0.241cm" draw:marker-end="Arrowheads_20_31" draw:marker-end-width="0.341cm" draw:fill="none" draw:fill-color="#f5c7e9" draw:textarea-vertical-align="middle" fo:padding-top="0.138cm" fo:padding-bottom="0.138cm" fo:padding-left="0.263cm" fo:padding-right="0.263cm" loext:decorative="false"/>
    </style:style>
    <style:style style:name="gr17" style:family="graphic" style:parent-style-name="objectwithoutfill">
      <style:graphic-properties svg:stroke-width="0.028cm" svg:stroke-color="#000000" draw:marker-start-width="0.241cm" draw:marker-end="Arrowheads_20_33" draw:marker-end-width="0.341cm" draw:fill="none" draw:fill-color="#f5c7e9" draw:textarea-vertical-align="middle" fo:padding-top="0.138cm" fo:padding-bottom="0.138cm" fo:padding-left="0.263cm" fo:padding-right="0.263cm" loext:decorative="false"/>
    </style:style>
    <style:style style:name="gr18" style:family="graphic" style:parent-style-name="objectwithoutfill">
      <style:graphic-properties svg:stroke-width="0.028cm" svg:stroke-color="#000000" draw:marker-start-width="0.241cm" draw:marker-end="Arrowheads_20_36" draw:marker-end-width="0.341cm" draw:fill="none" draw:fill-color="#f5c7e9" draw:textarea-vertical-align="middle" fo:padding-top="0.138cm" fo:padding-bottom="0.138cm" fo:padding-left="0.263cm" fo:padding-right="0.263cm" loext:decorative="false"/>
    </style:style>
    <style:style style:name="gr19" style:family="graphic" style:parent-style-name="objectwithoutfill">
      <style:graphic-properties svg:stroke-width="0.028cm" svg:stroke-color="#000000" draw:marker-start-width="0.241cm" draw:marker-end="Arrowheads_20_37" draw:marker-end-width="0.341cm" draw:fill="none" draw:textarea-vertical-align="middle" fo:padding-top="0.138cm" fo:padding-bottom="0.138cm" fo:padding-left="0.263cm" fo:padding-right="0.263cm" loext:decorative="false"/>
    </style:style>
    <style:style style:name="gr20" style:family="graphic" style:parent-style-name="objectwithoutfill">
      <style:graphic-properties svg:stroke-width="0.028cm" svg:stroke-color="#000000" draw:marker-start-width="0.242cm" draw:marker-end="Arrowheads_20_38" draw:marker-end-width="0.342cm" draw:fill="none" draw:textarea-vertical-align="middle" fo:padding-top="0.139cm" fo:padding-bottom="0.139cm" fo:padding-left="0.264cm" fo:padding-right="0.264cm" loext:decorative="false"/>
    </style:style>
    <style:style style:name="gr21" style:family="graphic" style:parent-style-name="objectwithoutfill">
      <style:graphic-properties svg:stroke-width="0.028cm" svg:stroke-color="#000000" draw:marker-start-width="0.242cm" draw:marker-end="Arrowheads_20_40" draw:marker-end-width="0.342cm" draw:fill="none" draw:textarea-vertical-align="middle" fo:padding-top="0.139cm" fo:padding-bottom="0.139cm" fo:padding-left="0.264cm" fo:padding-right="0.264cm" loext:decorative="false"/>
    </style:style>
    <style:style style:name="gr22" style:family="graphic" style:parent-style-name="objectwithoutfill">
      <style:graphic-properties svg:stroke-width="0.028cm" svg:stroke-color="#000000" draw:marker-start-width="0.242cm" draw:marker-end="Arrowheads_20_41" draw:marker-end-width="0.342cm" draw:fill="none" draw:textarea-vertical-align="middle" fo:padding-top="0.139cm" fo:padding-bottom="0.139cm" fo:padding-left="0.264cm" fo:padding-right="0.264cm" loext:decorative="false"/>
    </style:style>
    <style:style style:name="gr23" style:family="graphic" style:parent-style-name="objectwithoutfill">
      <style:graphic-properties svg:stroke-width="0.028cm" svg:stroke-color="#000000" draw:marker-start-width="0.242cm" draw:marker-end="Arrowheads_20_42" draw:marker-end-width="0.342cm" draw:fill="none" draw:textarea-vertical-align="middle" fo:padding-top="0.139cm" fo:padding-bottom="0.139cm" fo:padding-left="0.264cm" fo:padding-right="0.264cm" loext:decorative="false"/>
    </style:style>
    <style:style style:name="P1" style:family="paragraph">
      <style:paragraph-properties fo:text-align="center"/>
      <style:text-properties fo:font-size="10.3999996185303pt" style:font-size-asian="10pt" style:font-size-complex="10pt"/>
    </style:style>
    <style:style style:name="P2" style:family="paragraph">
      <loext:graphic-properties draw:fill-color="#c3e5fa"/>
      <style:paragraph-properties fo:text-align="center" style:writing-mode="lr-tb"/>
      <style:text-properties fo:font-size="10.3999996185303pt" style:font-size-asian="10pt" style:font-size-complex="10pt"/>
    </style:style>
    <style:style style:name="P3" style:family="paragraph">
      <loext:graphic-properties draw:fill-color="#ffffa6"/>
      <style:paragraph-properties fo:text-align="center" style:writing-mode="lr-tb"/>
      <style:text-properties fo:font-size="10.3999996185303pt" style:font-size-asian="10pt" style:font-size-complex="10pt"/>
    </style:style>
    <style:style style:name="P4" style:family="paragraph">
      <loext:graphic-properties draw:fill="none" draw:fill-color="#ffffa6"/>
      <style:paragraph-properties fo:text-align="center"/>
    </style:style>
    <style:style style:name="P5" style:family="paragraph">
      <loext:graphic-properties draw:fill-color="#c7f5d3"/>
      <style:paragraph-properties fo:text-align="center" style:writing-mode="lr-tb"/>
      <style:text-properties fo:font-size="10.3999996185303pt" style:font-size-asian="10pt" style:font-size-complex="10pt"/>
    </style:style>
    <style:style style:name="P6" style:family="paragraph">
      <loext:graphic-properties draw:fill="none" draw:fill-color="#c7f5d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5c7e9"/>
      <style:paragraph-properties fo:text-align="center" style:writing-mode="lr-tb"/>
      <style:text-properties fo:font-size="10.3999996185303pt" style:font-size-asian="10pt" style:font-size-complex="10pt"/>
    </style:style>
    <style:style style:name="P9" style:family="paragraph">
      <loext:graphic-properties draw:fill="none" draw:fill-color="#f5c7e9"/>
      <style:paragraph-properties fo:text-align="center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5c7e9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cm" svg:height="1.839cm" svg:x="2.309cm" svg:y="11.839cm">
          <text:p text:style-name="P1"><text:span text:style-name="T1">Realtime Audio </text:span><text:span text:style-name="T1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498cm" svg:height="1.839cm" svg:x="7.292cm" svg:y="8.341cm">
          <text:p text:style-name="P1"><text:span text:style-name="T1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3.498cm" svg:height="1.839cm" svg:x="11.895cm" svg:y="4.251cm">
          <text:p text:style-name="P1"><text:span text:style-name="T1">Startup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3.498cm" svg:height="1.839cm" svg:x="11.942cm" svg:y="12.24cm">
          <text:p text:style-name="P1"><text:span text:style-name="T1">Playback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3.498cm" svg:height="1.839cm" svg:x="16.294cm" svg:y="1.839cm">
          <text:p text:style-name="P1"><text:span text:style-name="T1">Playlist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6" draw:id="id16" draw:layer="layout" svg:width="3.498cm" svg:height="1.839cm" svg:x="18.692cm" svg:y="4.4cm">
          <text:p text:style-name="P1"><text:span text:style-name="T1">File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3.498cm" svg:height="1.839cm" svg:x="16.294cm" svg:y="6.751cm">
          <text:p text:style-name="P1"><text:span text:style-name="T1">Start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79cm" svg:y1="9.26cm" svg:x2="11.942cm" svg:y2="13.159cm" draw:start-shape="id1" draw:start-glue-point="1" draw:end-shape="id2" draw:end-glue-point="3" svg:d="M10790 9260h576v3899h576" svg:viewBox="0 0 1153 3900">
          <text:p/>
        </draw:connector>
        <draw:custom-shape draw:style-name="gr3" draw:text-style-name="P3" xml:id="id5" draw:id="id5" draw:layer="layout" svg:width="3.498cm" svg:height="1.839cm" svg:x="16.294cm" svg:y="12.24cm">
          <text:p text:style-name="P1"><text:span text:style-name="T1">Properties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3.498cm" svg:height="1.839cm" svg:x="16.294cm" svg:y="10.003cm">
          <text:p text:style-name="P1"><text:span text:style-name="T1">Effects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7" draw:id="id17" draw:layer="layout" svg:width="3.498cm" svg:height="1.839cm" svg:x="16.294cm" svg:y="14.491cm">
          <text:p text:style-name="P1"><text:span text:style-name="T1">Song selection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309cm" svg:y1="12.758cm" svg:x2="9.041cm" svg:y2="10.18cm" draw:start-shape="id3" draw:start-glue-point="1" draw:end-shape="id1" draw:end-glue-point="2" svg:d="M7309 12758h1732v-2578" svg:viewBox="0 0 1733 2579">
          <text:p/>
        </draw:connector>
        <draw:connector draw:style-name="gr6" draw:text-style-name="P4" draw:layer="layout" draw:line-skew="-4.514cm 1.604cm" svg:x1="15.44cm" svg:y1="13.159cm" svg:x2="16.294cm" svg:y2="10.922cm" draw:start-shape="id2" draw:start-glue-point="1" draw:end-shape="id4" draw:end-glue-point="3" svg:d="M15440 13159h352v-2067h-12v-170h514" svg:viewBox="0 0 855 2238">
          <text:p/>
        </draw:connector>
        <draw:connector draw:style-name="gr7" draw:text-style-name="P4" draw:layer="layout" svg:x1="15.44cm" svg:y1="13.159cm" svg:x2="16.294cm" svg:y2="13.159cm" draw:start-shape="id2" draw:start-glue-point="1" draw:end-shape="id5" draw:end-glue-point="3" svg:d="M15440 13159h854" svg:viewBox="0 0 855 1">
          <text:p/>
        </draw:connector>
        <draw:custom-shape draw:style-name="gr8" draw:text-style-name="P5" xml:id="id6" draw:id="id6" draw:layer="layout" svg:width="3.498cm" svg:height="1.839cm" svg:x="7.292cm" svg:y="18.602cm">
          <text:p text:style-name="P1"><text:span text:style-name="T1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7" draw:id="id7" draw:layer="layout" svg:width="3.498cm" svg:height="1.839cm" svg:x="11.842cm" svg:y="16.302cm">
          <text:p text:style-name="P1"><text:span text:style-name="T1">Audio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8" draw:id="id8" draw:layer="layout" svg:width="3.498cm" svg:height="1.839cm" svg:x="11.842cm" svg:y="18.602cm">
          <text:p text:style-name="P1"><text:span text:style-name="T1">Audio 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9" draw:id="id9" draw:layer="layout" svg:width="3.498cm" svg:height="1.839cm" svg:x="11.842cm" svg:y="20.8cm">
          <text:p text:style-name="P1"><text:span text:style-name="T1">Play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svg:x1="10.79cm" svg:y1="19.521cm" svg:x2="11.842cm" svg:y2="17.221cm" draw:start-shape="id6" draw:start-glue-point="1" draw:end-shape="id7" draw:end-glue-point="3" svg:d="M10790 19521h526v-2300h526" svg:viewBox="0 0 1053 2301">
          <text:p/>
        </draw:connector>
        <draw:connector draw:style-name="gr10" draw:text-style-name="P6" draw:layer="layout" svg:x1="10.79cm" svg:y1="19.521cm" svg:x2="11.842cm" svg:y2="19.521cm" draw:start-shape="id6" draw:start-glue-point="1" draw:end-shape="id8" draw:end-glue-point="3" svg:d="M10790 19521h1052" svg:viewBox="0 0 1053 1">
          <text:p/>
        </draw:connector>
        <draw:connector draw:style-name="gr11" draw:text-style-name="P6" draw:layer="layout" svg:x1="10.79cm" svg:y1="19.521cm" svg:x2="11.842cm" svg:y2="21.719cm" draw:start-shape="id6" draw:start-glue-point="1" draw:end-shape="id9" draw:end-glue-point="3" svg:d="M10790 19521h526v2198h526" svg:viewBox="0 0 1053 2199">
          <text:p/>
        </draw:connector>
        <draw:connector draw:style-name="gr12" draw:text-style-name="P7" draw:layer="layout" svg:x1="7.309cm" svg:y1="12.758cm" svg:x2="9.041cm" svg:y2="18.602cm" draw:start-shape="id3" draw:start-glue-point="1" draw:end-shape="id6" draw:end-glue-point="0" svg:d="M7309 12758h1732v5844" svg:viewBox="0 0 1733 5845">
          <text:p/>
        </draw:connector>
        <draw:custom-shape draw:style-name="gr13" draw:text-style-name="P8" xml:id="id10" draw:id="id10" draw:layer="layout" svg:width="3.498cm" svg:height="1.839cm" svg:x="7.292cm" svg:y="24.502cm">
          <text:p text:style-name="P1"><text:span text:style-name="T1">Audio eff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4.809cm" svg:y1="13.678cm" svg:x2="7.292cm" svg:y2="25.421cm" draw:start-shape="id3" draw:start-glue-point="2" draw:end-shape="id10" draw:end-glue-point="3" svg:d="M4809 13678v11743h2483" svg:viewBox="0 0 2484 11744">
          <text:p/>
        </draw:connector>
        <draw:custom-shape draw:style-name="gr13" draw:text-style-name="P8" xml:id="id11" draw:id="id11" draw:layer="layout" svg:width="3.498cm" svg:height="1.839cm" svg:x="11.792cm" svg:y="24.502cm">
          <text:p text:style-name="P1"><text:span text:style-name="T1">Ech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2" draw:id="id12" draw:layer="layout" svg:width="3.498cm" svg:height="1.839cm" svg:x="15.543cm" svg:y="24.502cm">
          <text:p text:style-name="P1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4" draw:id="id14" draw:layer="layout" svg:width="3.498cm" svg:height="1.839cm" svg:x="11.792cm" svg:y="26.59cm">
          <text:p text:style-name="P1"><text:span text:style-name="T1">N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3" draw:id="id13" draw:layer="layout" svg:width="3.498cm" svg:height="1.839cm" svg:x="15.543cm" svg:y="26.59cm">
          <text:p text:style-name="P1"><text:span text:style-name="T1">Equaliser (frequency modific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0.79cm" svg:y1="25.421cm" svg:x2="11.792cm" svg:y2="25.421cm" draw:start-shape="id10" draw:start-glue-point="1" draw:end-shape="id11" draw:end-glue-point="3" svg:d="M10790 25421h1002" svg:viewBox="0 0 1003 1">
          <text:p/>
        </draw:connector>
        <draw:connector draw:style-name="gr16" draw:text-style-name="P9" draw:layer="layout" svg:x1="9.041cm" svg:y1="24.502cm" svg:x2="17.292cm" svg:y2="24.502cm" draw:start-shape="id10" draw:start-glue-point="0" draw:end-shape="id12" draw:end-glue-point="0" svg:d="M9041 24502v-515h8251v515" svg:viewBox="0 0 8252 516">
          <text:p/>
        </draw:connector>
        <draw:connector draw:style-name="gr17" draw:text-style-name="P9" draw:layer="layout" svg:x1="9.041cm" svg:y1="26.341cm" svg:x2="17.292cm" svg:y2="28.429cm" draw:start-shape="id10" draw:start-glue-point="2" draw:end-shape="id13" draw:end-glue-point="2" svg:d="M9041 26341v2601h8251v-513" svg:viewBox="0 0 8252 2602">
          <text:p/>
        </draw:connector>
        <draw:connector draw:style-name="gr18" draw:text-style-name="P9" draw:layer="layout" svg:x1="9.041cm" svg:y1="26.341cm" svg:x2="11.792cm" svg:y2="27.509cm" draw:start-shape="id10" draw:start-glue-point="2" draw:end-shape="id14" draw:end-glue-point="3" svg:d="M9041 26341v1168h2751" svg:viewBox="0 0 2752 1169">
          <text:p/>
        </draw:connector>
        <draw:connector draw:style-name="gr19" draw:text-style-name="P7" draw:layer="layout" svg:x1="18.043cm" svg:y1="3.678cm" svg:x2="18.692cm" svg:y2="5.319cm" draw:start-shape="id15" draw:start-glue-point="2" draw:end-shape="id16" draw:end-glue-point="3" svg:d="M18043 3678v1641h649" svg:viewBox="0 0 650 1642">
          <text:p/>
        </draw:connector>
        <draw:connector draw:style-name="gr20" draw:text-style-name="P7" draw:layer="layout" draw:line-skew="-0.204cm 2.625cm 4.322cm" svg:x1="15.44cm" svg:y1="13.159cm" svg:x2="16.294cm" svg:y2="15.41cm" draw:start-shape="id2" draw:start-glue-point="1" draw:end-shape="id17" draw:end-glue-point="3" svg:d="M15440 13159h310v1191 1060h544" svg:viewBox="0 0 855 2252">
          <text:p/>
        </draw:connector>
        <draw:connector draw:style-name="gr21" draw:text-style-name="P7" draw:layer="layout" draw:line-skew="-0.157cm -1.753cm 4.369cm" svg:x1="15.393cm" svg:y1="5.17cm" svg:x2="16.294cm" svg:y2="2.758cm" draw:start-shape="id18" draw:start-glue-point="1" draw:end-shape="id15" draw:end-glue-point="3" svg:d="M15393 5170h357v-320-2092h544" svg:viewBox="0 0 902 2413">
          <text:p/>
        </draw:connector>
        <draw:connector draw:style-name="gr22" draw:text-style-name="P7" draw:layer="layout" draw:line-skew="-4.556cm -1.503cm -0.03cm" svg:x1="15.393cm" svg:y1="5.17cm" svg:x2="16.294cm" svg:y2="7.67cm" draw:start-shape="id18" draw:start-glue-point="1" draw:end-shape="id19" draw:end-glue-point="3" svg:d="M15393 5170h357v2430 70h544" svg:viewBox="0 0 902 2501">
          <text:p/>
        </draw:connector>
        <draw:connector draw:style-name="gr23" draw:text-style-name="P7" draw:layer="layout" svg:x1="10.79cm" svg:y1="9.26cm" svg:x2="13.644cm" svg:y2="6.09cm" draw:start-shape="id1" draw:start-glue-point="1" draw:end-shape="id18" draw:end-glue-point="2" svg:d="M10790 9260h2854v-3170" svg:viewBox="0 0 2855 3171">
          <text:p/>
        </draw:connector>
        <draw:custom-shape draw:style-name="gr13" draw:text-style-name="P8" draw:layer="layout" svg:width="3.498cm" svg:height="1.839cm" svg:x="11.792cm" svg:y="29.59cm">
          <text:p text:style-name="P1"><text:span text:style-name="T1">Integer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21" draw:id="id21" draw:layer="layout" svg:width="3.498cm" svg:height="1.839cm" svg:x="15.592cm" svg:y="29.59cm">
          <text:p text:style-name="P10"><text:span text:style-name="T1">FloatingPoint</text:span><text:span text:style-name="T1"><text:line-break/></text:span><text:span text:style-name="T1">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20" draw:id="id20" draw:layer="layout" svg:width="3.498cm" svg:height="1.839cm" svg:x="7.292cm" svg:y="29.602cm">
          <text:p text:style-name="P1"><text:span text:style-name="T1">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0.79cm" svg:y1="30.521cm" svg:x2="11.77cm" svg:y2="30.518cm" draw:start-shape="id20" draw:start-glue-point="1" svg:d="M10790 30521h747v-3h233" svg:viewBox="0 0 981 4">
          <text:p/>
        </draw:connector>
        <draw:connector draw:style-name="gr15" draw:text-style-name="P9" draw:layer="layout" svg:x1="9.041cm" svg:y1="31.441cm" svg:x2="17.341cm" svg:y2="31.429cm" draw:start-shape="id20" draw:start-glue-point="2" draw:end-shape="id21" draw:end-glue-point="2" svg:d="M9041 31441v513h8300v-525" svg:viewBox="0 0 8301 526">
          <text:p/>
        </draw:connector>
        <draw:connector draw:style-name="gr15" draw:text-style-name="P9" draw:layer="layout" svg:x1="9.041cm" svg:y1="26.341cm" svg:x2="9.041cm" svg:y2="29.602cm" draw:start-shape="id10" draw:start-glue-point="2" draw:end-shape="id20" svg:d="M9041 26341v3261" svg:viewBox="0 0 1 326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3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22:26:15.086701609</meta:creation-date>
    <dc:date>2024-03-25T17:51:03.049901929</dc:date>
    <meta:editing-duration>PT29M3S</meta:editing-duration>
    <meta:editing-cycles>33</meta:editing-cycles>
    <meta:generator>LibreOffice/7.6.5.2$Linux_X86_64 LibreOffice_project/60$Build-2</meta:generator>
    <meta:document-statistic meta:object-count="43"/>
  </office:meta>
</office:document-meta>
</file>